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1B200009698000054AB05C55AC6.svg" manifest:media-type=""/>
  <manifest:file-entry manifest:full-path="Pictures/10000201000003AF00000212BFECF2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1" style:family="paragraph">
      <style:text-properties fo:color="#ffffff"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31cm" svg:x="6.6cm" svg:y="0.836cm" presentation:class="title">
          <draw:text-box>
            <text:p>asHuffMan</text:p>
          </draw:text-box>
        </draw:frame>
        <draw:frame presentation:style-name="pr2" draw:text-style-name="P1" draw:layer="layout" svg:width="24.639cm" svg:height="16.24cm" svg:x="1.4cm" svg:y="4.913cm" presentation:class="subtitle">
          <draw:text-box>
            <text:p text:style-name="P1"><text:span text:style-name="T1">Compression dynamique de Huffman</text:span></text:p>
            <text:p text:style-name="P1"><text:span text:style-name="T1"/></text:p>
            <text:p text:style-name="P1"><text:span text:style-name="T1">Par </text:span><text:span text:style-name="T2">A</text:span><text:span text:style-name="T1">drien &amp; </text:span><text:span text:style-name="T2">S</text:span><text:span text:style-name="T1">téphane</text:span></text:p>
            <text:p text:style-name="P1"><text:span text:style-name="T1"><text:s text:c="3"/></text:span><text:span text:style-name="T1">Becchis <text:s text:c="2"/>Fer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Choix du Langage :</text:p>
          </draw:text-box>
        </draw:frame>
        <draw:frame presentation:style-name="pr5" draw:layer="layout" svg:width="24.639cm" svg:height="16.24cm" svg:x="1.4cm" svg:y="3.76cm" presentation:class="outline" presentation:user-transformed="true">
          <draw:text-box>
            <text:list text:style-name="L2">
              <text:list-header>
                <text:p text:style-name="P2"><text:span text:style-name="T3">Java</text:span></text:p>
              </text:list-header>
              <text:list-item>
                <text:p>Raisons du choix</text:p>
                <text:list>
                  <text:list-item>
                    <text:p>Langage objet haut niveau.</text:p>
                  </text:list-item>
                  <text:list-item>
                    <text:p>Gagner en expérience Java</text:p>
                  </text:list-item>
                </text:list>
              </text:list-item>
              <text:list-item>
                <text:p>Limitations</text:p>
                <text:list>
                  <text:list-item>
                    <text:p>Performances natives du langage</text:p>
                  </text:list-item>
                </text:list>
              </text:list-item>
              <text:list-item>
                <text:p>Difficultés</text:p>
                <text:list>
                  <text:list-item>
                    <text:p>Gestion des flux. (buffer,...)</text:p>
                  </text:list-item>
                  <text:list-item>
                    <text:p>Gestion des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3.473cm" svg:x="6.6cm" svg:y="0.415cm" presentation:class="title" presentation:user-transformed="true">
          <draw:text-box>
            <text:p>Structure de données</text:p>
          </draw:text-box>
        </draw:frame>
        <draw:frame presentation:style-name="pr5" draw:layer="layout" svg:width="24.639cm" svg:height="16.24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Autres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L'utilisation d'une table de hashage <text:s/>(char, Feuille) en compression permet de gagner temps signification comparé à decompression</text:p>
                <text:list>
                  <text:list-item>
                    <text:p>Ex : fichier 100Mo : 6/7s Com, 15/16s Decomp<text:tab/></text:p>
                  </text:list-item>
                </text:list>
              </text:list-item>
              <text:list-item>
                <text:p>Choix de la structure pour garder l'ordre de nœuds :</text:p>
                <text:list>
                  <text:list-item>
                    <text:p>Solution opté : recalcule liste en faisant parcours largeur arbre. <text:s/>Résultats satisfaisant. Simplicité</text:p>
                  </text:list-item>
                  <text:list-item>
                    <text:p>Alternative : solution pointeurs embarqué dans structure.</text:p>
                  </text:list-item>
                  <text:list-item>
                    <text:p>TODO : tri liste. (on le fait en 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Bilans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utils de profiling vs Code « Observer »</text:p>
              </text:list-item>
              <text:list-item>
                <text:p>Benchmarking</text:p>
              </text:list-item>
              <text:list-item>
                <text:p>Communication interéqui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Améliorations</text:p>
          </draw:text-box>
        </draw:frame>
        <draw:frame presentation:style-name="pr5" draw:layer="layout" svg:width="24.639cm" svg:height="16.24cm" svg:x="1.4cm" svg:y="4.713cm" presentation:class="outline" presentation:user-transformed="true">
          <draw:text-box>
            <text:list text:style-name="L2">
              <text:list-item>
                <text:p>Mode pipe (cf utilitaire unix)</text:p>
              </text:list-item>
              <text:list-item>
                <text:p>Mode encodage sur 5 bits</text:p>
              </text:list-item>
              <text:list-item>
                <text:p>ToDot() générateur. (visualiser graphe)</text:p>
              </text:list-item>
              <text:list-item>
                <text:p>…...</text:p>
              </text:list-item>
              <text:list-item>
                <text:p>?? calcul liste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BFECF222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6.24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ean </meta:initial-creator>
    <meta:creation-date>2013-12-10T11:31:31</meta:creation-date>
    <dc:date>2013-12-10T15:16:23</dc:date>
    <dc:creator>adriean </dc:creator>
    <meta:editing-duration>PT1H29M22S</meta:editing-duration>
    <meta:editing-cycles>3</meta:editing-cycles>
    <meta:generator>LibreOffice/4.0.2.2$Linux_X86_64 LibreOffice_project/400m0$Build-2</meta:generator>
    <meta:document-statistic meta:object-count="57"/>
  </office:meta>
</office:document-meta>
</file>